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ucida Console" svg:font-family="'Lucida Consol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DejaVu Sans" fo:font-size="12pt" style:font-size-asian="12pt" style:font-name-complex="Calibri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>
        <style:tab-stops/>
      </style:paragraph-properties>
      <style:text-properties style:font-name="DejaVu Sans" fo:font-size="12pt" style:font-size-asian="12pt" style:font-name-complex="Calibri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5.75in"/>
        </style:tab-stops>
      </style:paragraph-properties>
      <style:text-properties style:font-name="DejaVu Sans" fo:font-size="12pt" officeooo:paragraph-rsid="00244541" style:font-size-asian="12pt" style:font-name-complex="Calibri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2.75in"/>
          <style:tab-stop style:position="5.75in"/>
        </style:tab-stops>
      </style:paragraph-properties>
      <style:text-properties style:font-name="DejaVu Sans" fo:font-size="12pt" style:font-size-asian="12pt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ejaVu Sans" fo:font-size="12pt" fo:font-weight="normal" style:font-size-asian="12pt" style:font-weight-asian="normal" style:font-name-complex="Calibri1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DejaVu Sans" fo:font-size="12pt" fo:font-weight="normal" officeooo:paragraph-rsid="00244541" style:font-size-asian="12pt" style:font-weight-asian="normal" style:font-name-complex="Calibri1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5.75in"/>
        </style:tab-stops>
      </style:paragraph-properties>
      <style:text-properties style:font-name="DejaVu Sans" fo:font-size="12pt" fo:font-weight="normal" officeooo:paragraph-rsid="00244541" style:font-size-asian="12pt" style:font-weight-asian="normal" style:font-name-complex="Calibri1" style:font-size-complex="12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name-complex="Calibri1" style:font-size-complex="12pt" style:font-style-complex="normal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fo:font-weight="bold" officeooo:paragraph-rsid="001833c2" style:font-size-asian="12pt" style:font-style-asian="normal" style:font-weight-asian="bold" style:font-size-complex="12pt" style:font-style-complex="normal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officeooo:paragraph-rsid="0010c2a8" style:font-size-asian="12pt" style:font-style-asian="normal" style:font-name-complex="Calibri1" style:font-size-complex="12pt" style:font-style-complex="normal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officeooo:paragraph-rsid="001833c2" style:font-size-asian="12pt" style:font-style-asian="normal" style:font-name-complex="Calibri1" style:font-size-complex="12pt" style:font-style-complex="normal"/>
    </style:style>
    <style:style style:name="P14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officeooo:paragraph-rsid="001833c2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>
        <style:tab-stops/>
      </style:paragraph-properties>
      <style:text-properties style:font-name="DejaVu Sans" fo:font-size="12pt" fo:font-weight="bold" style:font-size-asian="12pt" style:font-weight-asian="bold" style:font-name-complex="Calibri1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weight="bold" officeooo:paragraph-rsid="001833c2" style:font-size-asian="12pt" style:font-weight-asian="bold" style:font-name-complex="Calibri1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DejaVu Sans" fo:font-size="14pt" fo:font-weight="bold" style:font-size-asian="14pt" style:font-weight-asian="bold" style:font-name-complex="Calibri1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" fo:font-size="14pt" fo:font-weight="bold" style:font-size-asian="14pt" style:font-weight-asian="bold" style:font-name-complex="Calibri1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DejaVu Sans" fo:font-size="14pt" fo:font-weight="bold" officeooo:paragraph-rsid="00244541" style:font-size-asian="14pt" style:font-weight-asian="bold" style:font-name-complex="Calibri1" style:font-size-complex="14pt"/>
    </style:style>
    <style:style style:name="P20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DejaVu Serif" fo:font-size="32pt" style:font-size-asian="32pt" style:font-name-complex="Calibri1" style:font-size-complex="32pt"/>
    </style:style>
    <style:style style:name="P21" style:family="paragraph" style:parent-style-name="List_20_Paragraph" style:list-style-name="L1">
      <style:paragraph-properties fo:margin-top="0in" fo:margin-bottom="0in" loext:contextual-spacing="true" fo:line-height="100%" fo:text-align="start" style:justify-single-word="false"/>
      <style:text-properties style:font-name="DejaVu Sans" fo:font-size="12pt" style:font-size-asian="12pt" style:font-name-complex="Calibri1" style:font-size-complex="12pt"/>
    </style:style>
    <style:style style:name="P22" style:family="paragraph" style:parent-style-name="List_20_Paragraph" style:list-style-name="L1">
      <style:paragraph-properties fo:margin-top="0in" fo:margin-bottom="0in" loext:contextual-spacing="true" fo:line-height="100%" fo:text-align="start" style:justify-single-word="false"/>
      <style:text-properties style:font-name="DejaVu Sans" fo:font-size="12pt" officeooo:rsid="00244541" officeooo:paragraph-rsid="00244541" style:font-size-asian="12pt" style:font-name-complex="Calibri1" style:font-size-complex="12pt"/>
    </style:style>
    <style:style style:name="P23" style:family="paragraph" style:parent-style-name="List_20_Paragraph" style:list-style-name="L1">
      <style:paragraph-properties fo:margin-top="0in" fo:margin-bottom="0in" loext:contextual-spacing="true" fo:line-height="100%" fo:text-align="start" style:justify-single-word="false"/>
      <style:text-properties style:font-name="DejaVu Sans" fo:font-size="12pt" officeooo:rsid="00244541" officeooo:paragraph-rsid="00244541" style:font-size-asian="12pt" style:font-size-complex="12pt"/>
    </style:style>
    <style:style style:name="P24" style:family="paragraph" style:parent-style-name="List_20_Paragraph" style:list-style-name="L1">
      <style:paragraph-properties fo:margin-top="0in" fo:margin-bottom="0in" loext:contextual-spacing="true" fo:line-height="100%" fo:text-align="start" style:justify-single-word="false"/>
      <style:text-properties style:font-name="DejaVu Sans" fo:font-size="12pt" style:font-size-asian="12pt" style:font-size-complex="12pt"/>
    </style:style>
    <style:style style:name="P25" style:family="paragraph">
      <loext:graphic-properties draw:fill="none" draw:fill-color="#000000"/>
      <style:paragraph-properties fo:text-align="center"/>
      <style:text-properties fo:font-size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3f26" style:font-weight-asian="bold"/>
    </style:style>
    <style:style style:name="T3" style:family="text">
      <style:text-properties style:font-name-complex="Calibri1"/>
    </style:style>
    <style:style style:name="T4" style:family="text">
      <style:text-properties style:font-name="DejaVu Sans" fo:font-size="12pt" style:font-size-asian="12pt" style:font-name-complex="Calibri1" style:font-size-complex="12pt"/>
    </style:style>
    <style:style style:name="T5" style:family="text">
      <style:text-properties officeooo:rsid="0010c2a8"/>
    </style:style>
    <style:style style:name="T6" style:family="text">
      <style:text-properties officeooo:rsid="001833c2"/>
    </style:style>
    <style:style style:name="T7" style:family="text">
      <style:text-properties officeooo:rsid="00244541"/>
    </style:style>
    <style:style style:name="T8" style:family="text">
      <style:text-properties officeooo:rsid="0026d09c"/>
    </style:style>
    <style:style style:name="T9" style:family="text">
      <style:text-properties officeooo:rsid="0029b22f"/>
    </style:style>
    <style:style style:name="T10" style:family="text">
      <style:text-properties officeooo:rsid="002a3581"/>
    </style:style>
    <style:style style:name="T11" style:family="text">
      <style:text-properties officeooo:rsid="003333b2"/>
    </style:style>
    <style:style style:name="Sect1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marker-start="" draw:fill="none" draw:fill-color="#000000" draw:textarea-horizontal-align="center" draw:textarea-vertical-align="middle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teven Roberts</text:p>
      <text:p text:style-name="P2">Victoria BC </text:p>
      <text:p text:style-name="P1"><text:span text:style-name="T4">250-580-3067 | </text:span><text:a xlink:type="simple" xlink:href="mailto:sroberts@fenderq.com" text:style-name="Internet_20_link" text:visited-style-name="Visited_20_Internet_20_Link"><text:span text:style-name="Internet_20_link"><text:span text:style-name="T4">sroberts@fenderq.com</text:span></text:span></text:a></text:p>
      <text:p text:style-name="P1"><draw:line text:anchor-type="paragraph" draw:z-index="0" draw:name="Shape1" draw:style-name="gr1" draw:text-style-name="P25" svg:x1="-0.0008in" svg:y1="0.1154in" svg:x2="6.9193in" svg:y2="0.1154in"><text:p/></draw:line><text:span text:style-name="Internet_20_link"><text:span text:style-name="T4"/></text:span></text:p>
      <text:p text:style-name="P17">Skills and Strengths</text:p>
      <text:p text:style-name="P2"/>
      <text:section text:style-name="Sect1" text:name="TextSection">
        <text:list xml:id="list841328771" text:style-name="L1">
          <text:list-item>
            <text:p text:style-name="P21">Able to listen</text:p>
          </text:list-item>
          <text:list-item>
            <text:p text:style-name="P23">Creative</text:p>
          </text:list-item>
          <text:list-item>
            <text:p text:style-name="P24">Deescalati<text:span text:style-name="T8">ng</text:span></text:p>
          </text:list-item>
          <text:list-item>
            <text:p text:style-name="P24">Flexible <text:span text:style-name="T7">work</text:span> hours</text:p>
          </text:list-item>
          <text:list-item>
            <text:p text:style-name="P24">Listening to <text:span text:style-name="T9">a</text:span> team lead, to their direction, to promote the message they want to convey</text:p>
          </text:list-item>
          <text:list-item>
            <text:p text:style-name="P22">Planning in <text:span text:style-name="T10">great </text:span>detail</text:p>
          </text:list-item>
          <text:list-item>
            <text:p text:style-name="P24"><text:span text:style-name="T11">P</text:span>sychosocial rehabilitation</text:p>
          </text:list-item>
          <text:list-item>
            <text:p text:style-name="P21">Public speaking</text:p>
          </text:list-item>
          <text:list-item>
            <text:p text:style-name="P21">Resolving issues</text:p>
          </text:list-item>
          <text:list-item>
            <text:p text:style-name="P21">Tolerant of change and uncertainty</text:p>
          </text:list-item>
          <text:list-item>
            <text:p text:style-name="P24"><text:span text:style-name="T3">Writing skills</text:span><text:bookmark text:name="_GoBack"/><text:span text:style-name="T3"> </text:span></text:p>
          </text:list-item>
        </text:list>
      </text:section>
      <text:p text:style-name="P6"/>
      <text:p text:style-name="P19">Volunteering</text:p>
      <text:p text:style-name="P7"/>
      <text:p text:style-name="P4">Chairperson, VIHA Stabilization, Royal Jubilee Hospital<text:tab/>2019</text:p>
      <text:p text:style-name="P4">Outreach Worker, Dandelion Society<text:tab/>2018</text:p>
      <text:p text:style-name="P4">Program Volunteer, Our Place Society<text:tab/>2017-2018</text:p>
      <text:p text:style-name="P4">Caregiver, HR Foundation<text:tab/>2016-2018</text:p>
      <text:p text:style-name="P8"/>
      <text:p text:style-name="P17">Education</text:p>
      <text:p text:style-name="P2"/>
      <text:p text:style-name="P9">Occupational First Aid Level 1<text:tab/><text:span text:style-name="T5">2019</text:span></text:p>
      <text:p text:style-name="P12">Work Safe B<text:span text:style-name="T6">C</text:span></text:p>
      <text:p text:style-name="P10">Mental Health and Addictions Certificate Program (Term 1)<text:tab/>2018</text:p>
      <text:p text:style-name="P13">Camosun College</text:p>
      <text:p text:style-name="P14"><text:span text:style-name="T1">Hair Design Program<text:tab/></text:span><text:span text:style-name="T2">2</text:span><text:span text:style-name="T1">012</text:span></text:p>
      <text:p text:style-name="P14">Academy of Excellence Hair Design &amp; Aesthetics Ltd.</text:p>
      <text:p text:style-name="P11">Microsoft Certified Professional<text:tab/>1998</text:p>
      <text:p text:style-name="P14">Microsoft Corporation</text:p>
      <text:p text:style-name="P11">Digital Systems Engineering<text:tab/>1997-1998</text:p>
      <text:p text:style-name="P14">CDI College of Business and Technology</text:p>
      <text:p text:style-name="P16"/>
      <text:p text:style-name="P18">Work Experience</text:p>
      <text:p text:style-name="P3"/>
      <text:p text:style-name="P5">Cryptovirology Researcher<text:tab/>Research &amp; Development<text:tab/>2017-2019</text:p>
      <text:p text:style-name="P5">Senior Software Engineer<text:tab/>KIXEYE Canada Ltd.<text:tab/>2014-2015</text:p>
      <text:p text:style-name="P5">Co-Founder<text:tab/>Deadly Pear Games<text:tab/>2013-2014</text:p>
      <text:p text:style-name="P5">Video Game Developer<text:tab/>KANO/APPS<text:tab/>2012</text:p>
      <text:p text:style-name="P5">IT Consultant<text:tab/>Information Security<text:tab/>2001-2011</text:p>
      <text:p text:style-name="P5"/>
      <text:p text:style-name="P15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ucida Console" svg:font-family="'Lucida Consol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Lucida Console" style:font-family-complex="'Lucida Console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Lucida Console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0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7-01T21:20:47.233458563</meta:creation-date>
    <meta:editing-duration>PT6M11S</meta:editing-duration>
    <meta:generator>LibreOffice/6.2.2.2$OpenBSD_X86_64 LibreOffice_project/20$Build-2</meta:generator>
    <dc:title>Steven Roberts CV</dc:title>
    <meta:keyword>Outreach Worker Résumé</meta:keyword>
    <dc:date>2019-07-01T21:21:23.591233701</dc:date>
    <dc:subject>Curriculum vitae</dc:subject>
    <meta:document-statistic meta:table-count="0" meta:image-count="0" meta:object-count="0" meta:page-count="1" meta:paragraph-count="38" meta:word-count="168" meta:character-count="1172" meta:non-whitespace-character-count="1051"/>
    <meta:template xlink:type="simple" xlink:actuate="onRequest" xlink:title="60A818CB" xlink:href=""/>
  </office:meta>
</office:document-meta>
</file>